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13b8ad" officeooo:paragraph-rsid="0013b8ad" style:font-weight-asian="bold" style:font-weight-complex="bold"/>
    </style:style>
    <style:style style:name="P2" style:family="paragraph" style:parent-style-name="Standard">
      <style:paragraph-properties fo:text-align="start" style:justify-single-word="false"/>
      <style:text-properties fo:font-weight="normal" officeooo:rsid="0013b8ad" officeooo:paragraph-rsid="0013b8ad" style:font-weight-asian="normal" style:font-weight-complex="normal"/>
    </style:style>
    <style:style style:name="P3" style:family="paragraph" style:parent-style-name="Standard">
      <style:paragraph-properties fo:text-align="start" style:justify-single-word="false"/>
      <style:text-properties fo:font-weight="normal" officeooo:rsid="0013b8ad" officeooo:paragraph-rsid="00173730" style:font-weight-asian="normal" style:font-weight-complex="normal"/>
    </style:style>
    <style:style style:name="P4" style:family="paragraph" style:parent-style-name="Standard">
      <style:paragraph-properties fo:text-align="start" style:justify-single-word="false"/>
      <style:text-properties fo:font-weight="normal" officeooo:rsid="00149473" officeooo:paragraph-rsid="00149473" style:font-weight-asian="normal" style:font-weight-complex="normal"/>
    </style:style>
    <style:style style:name="P5" style:family="paragraph" style:parent-style-name="Standard">
      <style:paragraph-properties fo:text-align="start" style:justify-single-word="false"/>
      <style:text-properties fo:font-weight="normal" officeooo:rsid="00149473" officeooo:paragraph-rsid="00173730" style:font-weight-asian="normal" style:font-weight-complex="normal"/>
    </style:style>
    <style:style style:name="P6" style:family="paragraph" style:parent-style-name="Standard">
      <style:paragraph-properties fo:text-align="start" style:justify-single-word="false"/>
      <style:text-properties fo:font-weight="normal" officeooo:rsid="001a43c6" officeooo:paragraph-rsid="001a43c6" style:font-weight-asian="normal" style:font-weight-complex="normal"/>
    </style:style>
    <style:style style:name="P7" style:family="paragraph" style:parent-style-name="Standard">
      <style:paragraph-properties fo:text-align="start" style:justify-single-word="false"/>
      <style:text-properties fo:font-weight="normal" officeooo:rsid="001bf982" officeooo:paragraph-rsid="001bf982" style:font-weight-asian="normal" style:font-weight-complex="normal"/>
    </style:style>
    <style:style style:name="T1" style:family="text">
      <style:text-properties officeooo:rsid="00173730"/>
    </style:style>
    <style:style style:name="T2" style:family="text">
      <style:text-properties officeooo:rsid="00173f2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sign Document</text:p>
      <text:p text:style-name="P1"/>
      <text:p text:style-name="P2">1. Inheritance - choose your objects</text:p>
      <text:p text:style-name="Standard">To begin your brainstorming, what objects can you think of that derive behaviours from a more generic object? What objects can you think of that are sub-types of other objects?</text:p>
      <text:p text:style-name="P2"/>
      <text:p text:style-name="P2">Car</text:p>
      <text:p text:style-name="P2"/>
      <text:p text:style-name="P2"/>
      <text:p text:style-name="P2">2. Polymorphism - choose your behaviours</text:p>
      <text:p text:style-name="Standard">After you decide on the types and sub-types of objects you might use for your project, think about the types of behaviours those objects could perform in your program, and how those behaviours might “morph” depending on the object sub-type.</text:p>
      <text:p text:style-name="P2"/>
      <text:p text:style-name="P2">Engine location</text:p>
      <text:p text:style-name="P2">RWD, FWD, AWD</text:p>
      <text:p text:style-name="P2">Colour</text:p>
      <text:p text:style-name="P4">Horsepower</text:p>
      <text:p text:style-name="P4">Top speed</text:p>
      <text:p text:style-name="P4"/>
      <text:p text:style-name="P4"/>
      <text:p text:style-name="P4">3. Encapsulation - choose your data</text:p>
      <text:p text:style-name="Standard">Encapsulation is all about protecting data in a class so that it cannot be misused and break your application. Think about which data you want to protect in this way, while still allowing other classes to get or set it.</text:p>
      <text:p text:style-name="P4"/>
      <text:p text:style-name="P7">Year – Set (No negative numbers)</text:p>
      <text:p text:style-name="P3">Engine location – <text:span text:style-name="T1">Set (Front, Mid, Rear)</text:span></text:p>
      <text:p text:style-name="P3">RWD, FWD, AWD – <text:span text:style-name="T1">Set (Only those options)</text:span></text:p>
      <text:p text:style-name="P3">Colour – <text:span text:style-name="T1">Any colour not limit</text:span></text:p>
      <text:p text:style-name="P5">Horsepower – <text:span text:style-name="T1">Set (No negative numbers)</text:span></text:p>
      <text:p text:style-name="P5">Top speed – <text:span text:style-name="T1">Set (No negative numbers</text:span><text:span text:style-name="T2">)</text:span></text:p>
      <text:p text:style-name="P5"/>
      <text:p text:style-name="P5"/>
      <text:p text:style-name="P5">4. Abstraction - choose your functions</text:p>
      <text:p text:style-name="Standard">Abstraction will probably be the easiest concept to implement once you are already coding, but it may be helpful to think of some of the high-level functions you want in your project before getting started.</text:p>
      <text:p text:style-name="P5"/>
      <text:p text:style-name="P6">TurnOn()</text:p>
      <text:p text:style-name="P6">Bool for engine running</text:p>
      <text:p text:style-name="P6"/>
      <text:p text:style-name="P6">Move()</text:p>
      <text:p text:style-name="P6">Press a key to start moving</text:p>
      <text:p text:style-name="P6">Set path around using Transform.position * speed * Time.DeltaTime</text:p>
      <text:p text:style-name="P6"/>
      <text:p text:style-name="P6">TurnOff()</text:p>
      <text:p text:style-name="P6">Set engine running bool to fals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SimSun"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5-30T12:01:50.940000000</meta:creation-date>
    <dc:date>2022-05-30T12:15:55.990000000</dc:date>
    <meta:editing-duration>PT14M2S</meta:editing-duration>
    <meta:editing-cycles>9</meta:editing-cycles>
    <meta:generator>LibreOffice/7.1.5.2$Windows_X86_64 LibreOffice_project/85f04e9f809797b8199d13c421bd8a2b025d52b5</meta:generator>
    <meta:document-statistic meta:table-count="0" meta:image-count="0" meta:object-count="0" meta:page-count="1" meta:paragraph-count="28" meta:word-count="243" meta:character-count="1447" meta:non-whitespace-character-count="1226"/>
  </office:meta>
</office:document-meta>
</file>